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13B354F5C6A6AB93824.png" manifest:media-type="image/png"/>
  <manifest:file-entry manifest:full-path="Pictures/100002010000010400000154B3898C8906F69194.png" manifest:media-type="image/png"/>
  <manifest:file-entry manifest:full-path="Pictures/10000201000000EF000000F281A744466D5B79BD.png" manifest:media-type="image/png"/>
  <manifest:file-entry manifest:full-path="Pictures/100002010000013E000000E1DF5625E5F16F7E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="" draw:marker-start-width="0.28cm" draw:marker-end-width="0.28cm" draw:fill-color="#dddddd" draw:opacity="100%" draw:textarea-horizontal-align="justify" draw:textarea-vertical-align="top" draw:auto-grow-height="false" fo:min-height="13.412cm" fo:min-width="9.606cm" fo:padding-top="0.152cm" fo:padding-bottom="0.152cm" fo:padding-left="0.277cm" fo:padding-right="0.277cm"/>
    </style:style>
    <style:style style:name="gr2" style:family="graphic" style:parent-style-name="Filled_20_Blue">
      <style:graphic-properties draw:textarea-horizontal-align="justify" draw:textarea-vertical-align="middle" draw:auto-grow-height="false" fo:min-height="3.522cm" fo:min-width="3.272cm"/>
    </style:style>
    <style:style style:name="gr3" style:family="graphic" style:parent-style-name="Filled_20_Yellow">
      <style:graphic-properties draw:textarea-horizontal-align="justify" draw:textarea-vertical-align="middle" draw:auto-grow-height="false" fo:min-height="3.522cm" fo:min-width="3.272cm"/>
    </style:style>
    <style:style style:name="gr4" style:family="graphic" style:parent-style-name="Filled_20_Red">
      <style:graphic-properties draw:textarea-horizontal-align="justify" draw:textarea-vertical-align="middle" draw:auto-grow-height="false" fo:min-height="3.522cm" fo:min-width="3.272cm"/>
    </style:style>
    <style:style style:name="gr5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2a60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Filled_20_Red">
      <style:graphic-properties draw:textarea-horizontal-align="justify" draw:textarea-vertical-align="middle" draw:auto-grow-height="false" fo:min-height="3.772cm" fo:min-width="3.772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06cm" svg:stroke-color="#2a6099" draw:marker-start="Arrow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style:paragraph-properties fo:text-align="center"/>
      <style:text-properties fo:background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ff" style:font-name="Noto Sans1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Noto Sans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0.16cm" svg:height="13.716cm" svg:x="35.793cm" svg:y="15.97cm">
          <draw:glue-point draw:id="4" svg:x="-4.953cm" svg:y="-2.936cm"/>
          <draw:glue-point draw:id="5" svg:x="-4.953cm" svg:y="2.501cm"/>
          <draw:glue-point draw:id="6" svg:x="-2.562cm" svg:y="-5.073cm"/>
          <draw:glue-point draw:id="7" svg:x="2.879cm" svg:y="-4.972cm"/>
          <draw:glue-point draw:id="8" svg:x="-2.345cm" svg:y="4.957cm"/>
          <draw:glue-point draw:id="9" svg:x="2.654cm" svg:y="5.072cm"/>
          <draw:glue-point draw:id="10" svg:x="5.052cm" svg:y="2.685cm"/>
          <draw:glue-point draw:id="11" svg:x="5.052cm" svg:y="-2.777cm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5.334cm" svg:height="5.334cm" svg:x="23.003cm" svg:y="20.205cm">
          <text:p text:style-name="P1">Business </text:p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334cm" svg:height="5.334cm" svg:x="22.831cm" svg:y="5.31cm">
          <draw:glue-point draw:id="12" svg:x="4.544cm" svg:y="-2.114cm"/>
          <text:p text:style-name="P1">Control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5.334cm" svg:height="5.334cm" svg:x="38.333cm" svg:y="20.169cm">
          <text:p text:style-name="P1">UI Logic </text:p>
          <text:p text:style-name="P1">&amp; Marku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measurelines" svg:width="5.334cm" svg:height="5.334cm" svg:x="50.276cm" svg:y="23.851cm">
          <text:p text:style-name="P1">Sty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measurelines" svg:width="5.334cm" svg:height="5.334cm" svg:x="4.801cm" svg:y="20.186cm">
          <text:p text:style-name="P1">Data Acc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measurelines" draw:type="line" svg:x1="50.276cm" svg:y1="26.518cm" svg:x2="45.953cm" svg:y2="26.51cm" draw:start-shape="id1" draw:start-glue-point="6" draw:end-shape="id2" draw:end-glue-point="10" svg:d="M50276 26518l-4323-8" svg:viewBox="0 0 4324 9">
          <text:p/>
        </draw:connector>
        <draw:connector draw:style-name="gr6" draw:text-style-name="P4" draw:layer="layout" draw:type="line" svg:x1="5.582cm" svg:y1="24.739cm" svg:x2="5.573cm" svg:y2="29.576cm" draw:start-shape="id3" draw:start-glue-point="7" draw:end-shape="id4" draw:end-glue-point="4" svg:d="M5582 24739l-9 4837" svg:viewBox="0 0 10 4838">
          <text:p/>
        </draw:connector>
        <draw:connector draw:style-name="gr6" draw:text-style-name="P4" draw:layer="layout" draw:type="line" svg:x1="9.381cm" svg:y1="29.703cm" svg:x2="9.354cm" svg:y2="24.739cm" draw:start-shape="id4" draw:start-glue-point="5" draw:end-shape="id3" draw:end-glue-point="9" svg:d="M9381 29703l-27-4964" svg:viewBox="0 0 28 4965">
          <text:p/>
        </draw:connector>
        <draw:custom-shape draw:style-name="gr7" draw:text-style-name="P1" xml:id="id6" draw:id="id6" draw:layer="layout" svg:width="5.334cm" svg:height="5.334cm" svg:x="4.856cm" svg:y="5.252cm">
          <text:p text:style-name="P1">Authenti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3.612cm" svg:y1="6.091cm" svg:x2="9.409cm" svg:y2="6.033cm" draw:start-shape="id5" draw:start-glue-point="5" draw:end-shape="id6" draw:end-glue-point="11" svg:d="M23612 6091l-14203-58" svg:viewBox="0 0 14204 59">
          <text:p/>
        </draw:connector>
        <draw:connector draw:style-name="gr6" draw:text-style-name="P4" draw:layer="layout" draw:type="line" svg:x1="9.354cm" svg:y1="20.967cm" svg:x2="9.409cm" svg:y2="9.805cm" draw:start-shape="id3" draw:start-glue-point="11" draw:end-shape="id6" draw:end-glue-point="9" svg:d="M9354 20967l55-11162" svg:viewBox="0 0 56 11163">
          <text:p/>
        </draw:connector>
        <draw:connector draw:style-name="gr6" draw:text-style-name="P4" draw:layer="layout" draw:type="line" svg:x1="10.19cm" svg:y1="7.919cm" svg:x2="22.831cm" svg:y2="7.977cm" draw:start-shape="id6" draw:start-glue-point="10" draw:end-shape="id5" draw:end-glue-point="6" svg:d="M10190 7919l12641 58" svg:viewBox="0 0 12642 59">
          <text:p/>
        </draw:connector>
        <draw:custom-shape draw:style-name="gr3" draw:text-style-name="P3" xml:id="id7" draw:id="id7" draw:layer="layout" svg:width="5.334cm" svg:height="5.334cm" svg:x="50.222cm" svg:y="16.302cm">
          <text:p text:style-name="P1">Page Tem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0.222cm" svg:y1="18.969cm" svg:x2="45.953cm" svg:y2="19.02cm" draw:start-shape="id7" draw:start-glue-point="6" draw:end-shape="id2" draw:end-glue-point="11" svg:d="M50222 18969l-4269 51" svg:viewBox="0 0 4270 52">
          <text:p/>
        </draw:connector>
        <draw:connector draw:style-name="gr6" draw:text-style-name="P4" draw:layer="layout" draw:type="line" svg:x1="10.135cm" svg:y1="22.853cm" svg:x2="23.612cm" svg:y2="9.863cm" draw:start-shape="id3" draw:start-glue-point="10" draw:end-shape="id5" draw:end-glue-point="7" svg:d="M10135 22853l13477-12990" svg:viewBox="0 0 13478 12991">
          <text:p/>
        </draw:connector>
        <draw:connector draw:style-name="gr6" draw:text-style-name="P4" draw:layer="layout" draw:type="line" svg:x1="22.831cm" svg:y1="7.977cm" svg:x2="9.354cm" svg:y2="20.967cm" draw:start-shape="id5" draw:start-glue-point="6" draw:end-shape="id3" draw:end-glue-point="11" svg:d="M22831 7977l-13477 12990" svg:viewBox="0 0 13478 12991">
          <text:p/>
        </draw:connector>
        <draw:connector draw:style-name="gr6" draw:text-style-name="P4" draw:layer="layout" draw:type="line" svg:x1="5.637cm" svg:y1="9.805cm" svg:x2="5.582cm" svg:y2="20.967cm" draw:start-shape="id6" draw:start-glue-point="7" draw:end-shape="id3" draw:end-glue-point="5" svg:d="M5637 9805l-55 11162" svg:viewBox="0 0 56 11163">
          <text:p/>
        </draw:connector>
        <draw:connector draw:style-name="gr6" draw:text-style-name="P4" draw:layer="layout" draw:type="line" svg:x1="23.003cm" svg:y1="22.872cm" svg:x2="10.135cm" svg:y2="22.853cm" draw:start-shape="id8" draw:start-glue-point="6" draw:end-shape="id3" draw:end-glue-point="10" svg:d="M23003 22872l-12868-19" svg:viewBox="0 0 12869 20">
          <text:p/>
        </draw:connector>
        <draw:connector draw:style-name="gr6" draw:text-style-name="P4" draw:layer="layout" draw:type="line" svg:x1="28.337cm" svg:y1="22.872cm" svg:x2="38.333cm" svg:y2="22.836cm" draw:start-shape="id8" draw:start-glue-point="10" draw:end-shape="id9" draw:end-glue-point="6" svg:d="M28337 22872l9996-36" svg:viewBox="0 0 9997 37">
          <text:p/>
        </draw:connector>
        <draw:connector draw:style-name="gr6" draw:text-style-name="P4" draw:layer="layout" draw:type="line" svg:x1="27.384cm" svg:y1="9.863cm" svg:x2="39.114cm" svg:y2="20.95cm" draw:start-shape="id5" draw:start-glue-point="9" draw:end-shape="id9" draw:end-glue-point="5" svg:d="M27384 9863l11730 11087" svg:viewBox="0 0 11731 11088">
          <text:p/>
        </draw:connector>
        <draw:connector draw:style-name="gr6" draw:text-style-name="P4" draw:layer="layout" draw:type="line" svg:x1="41cm" svg:y1="20.169cm" svg:x2="28.165cm" svg:y2="7.977cm" draw:start-shape="id9" draw:start-glue-point="4" draw:end-shape="id5" draw:end-glue-point="10" svg:d="M41000 20169l-12835-12192" svg:viewBox="0 0 12836 12193">
          <text:p/>
        </draw:connector>
        <draw:frame draw:style-name="gr8" draw:text-style-name="P4" xml:id="id4" draw:id="id4" draw:layer="layout" svg:width="5.334cm" svg:height="5.401cm" svg:x="4.818cm" svg:y="29.453cm">
          <draw:image xlink:href="Pictures/10000201000000EF000000F281A744466D5B79BD.png" xlink:type="simple" xlink:show="embed" xlink:actuate="onLoad" loext:mime-type="image/png">
            <text:p text:style-name="P1">Database</text:p>
          </draw:image>
          <draw:glue-point draw:id="4" svg:x="-3.586cm" svg:y="-4.773cm"/>
          <draw:glue-point draw:id="5" svg:x="3.556cm" svg:y="-4.538cm"/>
        </draw:frame>
        <draw:frame draw:style-name="gr8" draw:text-style-name="P5" xml:id="id11" draw:id="id11" draw:layer="layout" svg:width="6.963cm" svg:height="4.926cm" svg:x="37.476cm" svg:y="5.594cm">
          <draw:image xlink:href="Pictures/100002010000013E000000E1DF5625E5F16F7E97.png" xlink:type="simple" xlink:show="embed" xlink:actuate="onLoad" loext:mime-type="image/png">
            <text:p text:style-name="P1"><text:span text:style-name="T1">Routes (URL)</text:span></text:p>
          </draw:image>
          <draw:glue-point draw:id="4" svg:x="-0.152cm" svg:y="4.236cm"/>
          <draw:glue-point draw:id="5" svg:x="4.101cm" svg:y="0.111cm"/>
        </draw:frame>
        <draw:frame draw:style-name="gr9" draw:text-style-name="P4" xml:id="id10" draw:id="id10" draw:layer="layout" svg:width="5.147cm" svg:height="6.731cm" svg:x="50.336cm" svg:y="4.751cm">
          <draw:image xlink:href="Pictures/100002010000010400000154B3898C8906F69194.png" xlink:type="simple" xlink:show="embed" xlink:actuate="onLoad" loext:mime-type="image/png">
            <text:p/>
          </draw:image>
        </draw:frame>
        <draw:connector draw:style-name="gr6" draw:text-style-name="P4" draw:layer="layout" draw:type="line" svg:x1="50.336cm" svg:y1="8.116cm" svg:x2="43.812cm" svg:y2="8.111cm" draw:start-shape="id10" draw:start-glue-point="3" draw:end-shape="id11" draw:end-glue-point="5" svg:d="M50336 8116l-6524-5" svg:viewBox="0 0 6525 6">
          <text:p/>
        </draw:connector>
        <draw:frame draw:style-name="gr9" draw:text-style-name="P4" draw:layer="layout" svg:width="2.956cm" svg:height="2.046cm" svg:x="54.086cm" svg:y="9.985cm">
          <draw:image xlink:href="Pictures/10000201000001C70000013B354F5C6A6AB93824.png" xlink:type="simple" xlink:show="embed" xlink:actuate="onLoad" loext:mime-type="image/png">
            <text:p/>
          </draw:image>
        </draw:frame>
        <draw:connector draw:style-name="gr6" draw:text-style-name="P4" draw:layer="layout" draw:type="line" svg:x1="40.852cm" svg:y1="10.143cm" svg:x2="40.873cm" svg:y2="15.97cm" draw:start-shape="id11" draw:start-glue-point="4" draw:end-shape="id2" draw:end-glue-point="0" svg:d="M40852 10143l21 5827" svg:viewBox="0 0 22 5828">
          <text:p/>
        </draw:connector>
        <draw:connector draw:style-name="gr10" draw:text-style-name="P4" draw:layer="layout" draw:type="line" svg:x1="43.798cm" svg:y1="16.009cm" svg:x2="52.909cm" svg:y2="11.482cm" draw:start-shape="id2" draw:start-glue-point="7" draw:end-shape="id10" draw:end-glue-point="2" svg:d="M43798 16009l9111-4527" svg:viewBox="0 0 9112 45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1:01:17.721503049</meta:creation-date>
    <dc:date>2020-12-14T16:51:40.907438197</dc:date>
    <meta:editing-duration>PT1H32M36S</meta:editing-duration>
    <meta:editing-cycles>22</meta:editing-cycles>
    <meta:generator>LibreOffice/6.1.5.2$Linux_X86_64 LibreOffice_project/10$Build-2</meta:generator>
    <meta:document-statistic meta:object-count="29"/>
  </office:meta>
</office:document-meta>
</file>